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Obszar Analizy</text:p>
      <text:p text:style-name="Standard"/>
      <text:p text:style-name="Standard"><text:tab/>Aplikacja “damkorki” ma integrować korepetytorów z uczniami poprzez umożliwienie oferowania lekcji przez jednych i wyszukiwania konkretnych ofert lekcji z danego przedmiotu i w danej lokalizacji przez drugich. Ponadto ma umożliwiać porównanie ofert i ocenanie korepetytorów. System ma na celu usprawnić integrację podmiotów funkcjonujących na rynku usług korepetycyjnych.</text:p>
      <text:p text:style-name="Standard"><text:tab/>Do aktywnego korzystania z aplikacji wymagane jest konto użytkownika. Użytkownik, który nie posiada konta może jedynie w sposób bierny przeglądać oferty korepetytorów niepozostawiając po sobie żadnego śladu. Dla konta użytkownika przechowywane są następujące dane: login, hasło, adres emailowy, data rejestracji, data ostatniego logowania, data ostatniej nieudanej próby logowania. Konta użytkowników mogą być następujących typów: korepetytor, uczeń, moderator, administrator. Każdy z nich jest osobą fizyczną, która jest użytkownikiem.</text:p>
      <text:p text:style-name="Standard"><text:tab/>Osoba fizyczna jest charakteryzowana przez: imię, nazwisko, wiek, płeć, dane teleadresowe.</text:p>
      <text:p text:style-name="Standard"><text:tab/>Korepetytor udziela lekcji z wybranych przedmiotów. Korepetytor z punktu widzenia serwisu może być uczniem innego korepetytora. Korepetytor może zamieszczać swoje zdjęcie w serwisie. Korepetytor może być scharakteryzowany krótkim opisem słownym zawierającym jego kwalifikacje. Korepetytor, który został uwierzytelniony przez administratora może być superkorepetytorem. Posiada historię udzielonych (zarezerwowanych) lekcji </text:p>
      <text:p text:style-name="Standard"><text:tab/>Przedmiot jest określany nazwą i opisem, posiada obrazek. Przedmiot może mieć zdefiniowany przedmiot nadrzędny (bardziej ogólny). </text:p>
      <text:p text:style-name="Standard"><text:tab/>Uczeń może wyszukiwać i przeglądać oferty lekcji według różnych kryteriów stosując różne filtry. Uczeń ma możliwość rezerwowania terminu lekcji w przypadku jej dostępności u konkretnego korepetytora. Uczeń posiada historię pobieranych (rezerwowanych) lekcji. Uczeń może wystawiać opinie z oceną pobranej lekcji. Uczeń może dodawać feedback dla poszczególnych korepetytorów z których usług do tej pory korzystał. </text:p>
      <text:p text:style-name="P2"><text:tab/>Oferta lekcji dodawana przez korepetytora dotyczy konkretnego przedmiotu i można ją scharakteryzować poprzez dodatkowy opis i cenę. Lekcja może być udzielana w różnych formach: z dojazdem do ucznia, w zdefiniowanej przez korepetytora lokalizacji lub online. Korepetytor określa wolne <text:s/>terminy w których udziela lekcji podając określone dni tygodnia i godziny.</text:p>
      <text:p text:style-name="P2"><text:tab/>Opinia składa się z krótkiego komentarza i oceny. Uczeń ma możliwość wystawienia tylko jednej opinii dla jednej rezerwacji. Korepetytor ma możliwość odniesienia się do wystawionej opinii. Inni uczniowie (uczniowie danego korepetytora) mogą oceniać opinie na temat lekcji wystawione przez innych użytkowników.</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ona Wojciechowska</meta:initial-creator>
    <meta:creation-date>2017-04-15T17:08:42</meta:creation-date>
    <meta:generator>OpenOffice/4.1.3$Unix OpenOffice.org_project/413m1$Build-9783</meta:generator>
    <dc:date>2017-04-15T17:41:46</dc:date>
    <dc:creator>Iwona Wojciechowska</dc:creator>
    <meta:editing-duration>PT33M8S</meta:editing-duration>
    <meta:editing-cycles>2</meta:editing-cycles>
    <meta:document-statistic meta:table-count="0" meta:image-count="0" meta:object-count="0" meta:page-count="1" meta:paragraph-count="9" meta:word-count="334" meta:character-count="2651"/>
  </office:meta>
</office:document-meta>
</file>